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2">pushd C:\WORKS_2\WS\WS_Others.Art\JVEMV6\46_art\11_guitar</text:p>
          </table:table-cell>
        </table:table-row>
        <table:table-row>
          <table:table-cell table:style-name="表2.A2" office:value-type="string">
            <text:p text:style-name="P2">jvemv6_37_12_1_guitar-memo.bat</text:p>
          </table:table-cell>
        </table:table-row>
      </table:table>
      <text:list xml:id="list6463870674063565278" text:style-name="L1">
        <text:list-item>
          <text:p text:style-name="P3"/>
        </text:list-item>
        <text:list-item>
          <text:p text:style-name="P3">entries.ods</text:p>
          <text:list>
            <text:list-item>
              <text:p text:style-name="P3">C – c<text:tab/>copy<text:tab/><text:tab/><text:tab/></text:p>
            </text:list-item>
          </text:list>
        </text:list-item>
        <text:list-item>
          <text:p text:style-name="P3">sakura<text:tab/></text:p>
          <text:list>
            <text:list-item>
              <text:p text:style-name="P3">C – v</text:p>
            </text:list-item>
            <text:list-item>
              <text:p text:style-name="P3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8689320" text:continue-numbering="true" text:style-name="L1">
        <text:list-item>
          <text:list>
            <text:list-item>
              <text:p text:style-name="P3">C – a &gt; C – c<text:tab/><text:tab/><text:tab/><text:tab/></text:p>
            </text:list-item>
          </text:list>
        </text:list-item>
        <text:list-item>
          <text:p text:style-name="P3">entries.ods</text:p>
          <text:list>
            <text:list-item>
              <text:p text:style-name="P3">C – v<text:tab/>(paste)</text:p>
            </text:list-item>
            <text:list-item>
              <text:p text:style-name="P3">C/P<text:tab/>(session num, code)</text:p>
            </text:list-item>
            <text:list-item>
              <text:p text:style-name="P3">C/P<text:tab/>(memos)</text:p>
            </text:list-item>
            <text:list-item>
              <text:p text:style-name="P3">C/P<text:tab/>(file name)</text:p>
            </text:list-item>
            <text:list-item>
              <text:p text:style-name="P3">edit</text:p>
              <text:list>
                <text:list-item>
                  <text:p text:style-name="P3">genre<text:tab/><text:tab/><text:tab/></text:p>
                </text:list-item>
                <text:list-item>
                  <text:p text:style-name="P3">time<text:tab/><text:tab/><text:tab/></text:p>
                </text:list-item>
                <text:list-item>
                  <text:p text:style-name="P3">s.n.<text:tab/><text:tab/><text:tab/></text:p>
                </text:list-item>
                <text:list-item>
                  <text:p text:style-name="P3">M – d &gt; a (range)</text:p>
                </text:list-item>
                <text:list-item>
                  <text:p text:style-name="P3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2409212390106591925" text:style-name="L2">
        <text:list-item>
          <text:p text:style-name="P4">open apps</text:p>
          <text:list>
            <text:list-item>
              <text:p text:style-name="P4">audacity</text:p>
            </text:list-item>
            <text:list-item>
              <text:p text:style-name="P4">itunes</text:p>
            </text:list-item>
          </text:list>
        </text:list-item>
        <text:list-item>
          <text:p text:style-name="P4">itunes</text:p>
          <text:list>
            <text:list-item>
              <text:p text:style-name="P4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8365792153027809641" text:style-name="L3">
        <text:list-item>
          <text:p text:style-name="P5">start</text:p>
          <text:list>
            <text:list-item>
              <text:p text:style-name="P5"><text:soft-page-break/>web page</text:p>
              <text:list>
                <text:list-item>
                  <text:p text:style-name="P5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5"><text:a xlink:type="simple" xlink:href="http://benfranklin.chips.jp/cake_apps/Cake_IFM11/images/index_2?filter_memo=gt+video+1005&amp;sort=file_name&amp;direction=desc&amp;RBs_AND_OR_Memo=AND" text:style-name="Internet_20_link" text:visited-style-name="Visited_20_Internet_20_Link">http://benfranklin.chips.jp/cake_apps/Cake_IFM11/images/index_2?filter_memo=gt+video+1005&amp;sort=file_name&amp;direction=desc&amp;RBs_AND_OR_Memo=AND</text:a> ==&gt; video files in the prev session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>folder : C:\WORKS_2\WS\WS_Others.Art\JVEMV6\46_art\11_guitar</text:p>
            </text:list-item>
            <text:list-item>
              <text:p text:style-name="P5">mobile apps</text:p>
              <text:list>
                <text:list-item>
                  <text:p text:style-name="P5">garageband</text:p>
                </text:list-item>
              </text:list>
            </text:list-item>
            <text:list-item>
              <text:p text:style-name="P5">memo paper</text:p>
            </text:list-item>
            <text:list-item>
              <text:p text:style-name="P5">guitar</text:p>
            </text:list-item>
            <text:list-item>
              <text:p text:style-name="P5">pens</text:p>
            </text:list-item>
            <text:list-item>
              <text:p text:style-name="P5">mobile holder</text:p>
            </text:list-item>
            <text:list-item>
              <text:p text:style-name="P5">new email file</text:p>
            </text:list-item>
            <text:list-item>
              <text:p text:style-name="P5">prev memo, image file</text:p>
            </text:list-item>
          </text:list>
        </text:list-item>
        <text:list-item>
          <text:p text:style-name="P5">actions</text:p>
          <text:list>
            <text:list-item>
              <text:p text:style-name="P5">choose target piece → e.g. “te-9”</text:p>
            </text:list-item>
            <text:list-item>
              <text:p text:style-name="P5">open resources</text:p>
              <text:list>
                <text:list-item>
                  <text:p text:style-name="P5">voice memo</text:p>
                </text:list-item>
                <text:list-item>
                  <text:p text:style-name="P5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5">routine ops</text:p>
          <text:list>
            <text:list-item>
              <text:p text:style-name="P5">technique pieces</text:p>
            </text:list-item>
            <text:list-item>
              <text:p text:style-name="P5">code progression patterns</text:p>
            </text:list-item>
            <text:list-item>
              <text:p text:style-name="P5">email items</text:p>
            </text:list-item>
            <text:list-item>
              <text:p text:style-name="P5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----------------------------------------------- [STEPS : closing] 20190924_163331</text:p>
      <text:list xml:id="list1083019957505894398" text:style-name="L4">
        <text:list-item>
          <text:p text:style-name="P6">close</text:p>
          <text:list>
            <text:list-item>
              <text:p text:style-name="P6">image files</text:p>
            </text:list-item>
            <text:list-item>
              <text:p text:style-name="P6">folders</text:p>
            </text:list-item>
            <text:list-item>
              <text:p text:style-name="P6">web pages</text:p>
            </text:list-item>
            <text:list-item>
              <text:p text:style-name="P6">office files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">taskkill /f /im soffice.bin</text:p>
          </table:table-cell>
        </table:table-row>
        <table:table-row>
          <table:table-cell table:style-name="表3.A2" office:value-type="string">
            <text:p text:style-name="P2">taskkill /f /im vlc.exe</text:p>
          </table:table-cell>
        </table:table-row>
        <table:table-row>
          <table:table-cell table:style-name="表3.A2" office:value-type="string">
            <text:p text:style-name="P2">taskkill /f /im sakura.exe</text:p>
          </table:table-cell>
        </table:table-row>
      </table:table>
      <text:list xml:id="list38703334" text:continue-numbering="true" text:style-name="L4">
        <text:list-item>
          <text:list>
            <text:list-item>
              <text:p text:style-name="P6"><text:soft-page-break/></text:p>
              <text:list>
                <text:list-item>
                  <text:p text:style-name="P6">taskkill /f /im soffice.bin</text:p>
                </text:list-item>
                <text:list-item>
                  <text:p text:style-name="P6">taskkill /f /im vlc.bin</text:p>
                </text:list-item>
              </text:list>
            </text:list-item>
          </text:list>
        </text:list-item>
      </text:list>
      <text:p text:style-name="P1">/ ----------------------------------------------- [STEPS : closing] 20190924_163331 /</text:p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06T18:49:59.82</dc:date>
    <dc:creator>iwabuchi ken</dc:creator>
    <meta:editing-duration>PT7H20M35S</meta:editing-duration>
    <meta:editing-cycles>14</meta:editing-cycles>
    <meta:generator>OpenOffice/4.1.3$Win32 OpenOffice.org_project/413m1$Build-9783</meta:generator>
    <meta:document-statistic meta:table-count="3" meta:image-count="0" meta:object-count="0" meta:page-count="3" meta:paragraph-count="75" meta:word-count="258" meta:character-count="2196"/>
  </office:meta>
</office:document-meta>
</file>